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druzhby_Lml">
            <text:p>druzhby_Lml</text:p>
          </table:table-cell>
          <table:table-cell office:value-type="float" office:value="-68.59">
            <text:p>-68.59</text:p>
          </table:table-cell>
          <table:table-cell office:value-type="float" office:value="78.3">
            <text:p>78.3</text:p>
          </table:table-cell>
          <table:table-cell office:value-type="float" office:value="5720.0">
            <text:p>5720.0</text:p>
          </table:table-cell>
          <table:table-cell office:value-type="float" office:value="220.0">
            <text:p>220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anderson_Mml">
            <text:p>anderson_Mml</text:p>
          </table:table-cell>
          <table:table-cell office:value-type="float" office:value="-68.61">
            <text:p>-68.61</text:p>
          </table:table-cell>
          <table:table-cell office:value-type="float" office:value="78.18">
            <text:p>78.18</text:p>
          </table:table-cell>
          <table:table-cell office:value-type="float" office:value="5505.0">
            <text:p>5505.0</text:p>
          </table:table-cell>
          <table:table-cell office:value-type="float" office:value="415.0">
            <text:p>415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4">
            <text:p>8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anderson_Llm">
            <text:p>anderson_Llm</text:p>
          </table:table-cell>
          <table:table-cell office:value-type="float" office:value="-68.61">
            <text:p>-68.61</text:p>
          </table:table-cell>
          <table:table-cell office:value-type="float" office:value="78.18">
            <text:p>78.18</text:p>
          </table:table-cell>
          <table:table-cell office:value-type="float" office:value="6440.0">
            <text:p>6440.0</text:p>
          </table:table-cell>
          <table:table-cell office:value-type="float" office:value="420.0">
            <text:p>420.0</text:p>
          </table:table-cell>
          <table:table-cell office:value-type="string" office:value="Lacustrine to marine sediment">
            <text:p>Lacustrine to ma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8.4">
            <text:p>8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ace_Lml">
            <text:p>ace_Lml</text:p>
          </table:table-cell>
          <table:table-cell office:value-type="float" office:value="-68.47">
            <text:p>-68.47</text:p>
          </table:table-cell>
          <table:table-cell office:value-type="float" office:value="78.19">
            <text:p>78.19</text:p>
          </table:table-cell>
          <table:table-cell office:value-type="float" office:value="5935.0">
            <text:p>5935.0</text:p>
          </table:table-cell>
          <table:table-cell office:value-type="float" office:value="935.0">
            <text:p>935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ace_Llm">
            <text:p>ace_Llm</text:p>
          </table:table-cell>
          <table:table-cell office:value-type="float" office:value="-68.47">
            <text:p>-68.47</text:p>
          </table:table-cell>
          <table:table-cell office:value-type="float" office:value="78.19">
            <text:p>78.19</text:p>
          </table:table-cell>
          <table:table-cell office:value-type="float" office:value="6605.0">
            <text:p>6605.0</text:p>
          </table:table-cell>
          <table:table-cell office:value-type="float" office:value="255.0">
            <text:p>255.0</text:p>
          </table:table-cell>
          <table:table-cell office:value-type="string" office:value="Lacustrine to marine sediment">
            <text:p>Lacustrine to marine sediment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8.8">
            <text:p>8.8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ZDL80">
            <text:p>ZDL80</text:p>
          </table:table-cell>
          <table:table-cell office:value-type="float" office:value="-68.55">
            <text:p>-68.55</text:p>
          </table:table-cell>
          <table:table-cell office:value-type="float" office:value="78.17">
            <text:p>78.17</text:p>
          </table:table-cell>
          <table:table-cell office:value-type="float" office:value="6632.0">
            <text:p>6632.0</text:p>
          </table:table-cell>
          <table:table-cell office:value-type="float" office:value="118.0">
            <text:p>118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ZwartzEtal1998,ZhangPeterson1984">
            <text:p>BriggsTarasov2013,ZwartzEtal1998,ZhangPeterson1984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ZDL79">
            <text:p>ZDL79</text:p>
          </table:table-cell>
          <table:table-cell office:value-type="float" office:value="-68.56">
            <text:p>-68.56</text:p>
          </table:table-cell>
          <table:table-cell office:value-type="float" office:value="78.05">
            <text:p>78.05</text:p>
          </table:table-cell>
          <table:table-cell office:value-type="float" office:value="5600.0">
            <text:p>5600.0</text:p>
          </table:table-cell>
          <table:table-cell office:value-type="float" office:value="77.0">
            <text:p>77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ZwartzEtal1998,ZhangPeterson1984">
            <text:p>BriggsTarasov2013,ZwartzEtal1998,ZhangPeterson1984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ZDL78">
            <text:p>ZDL78</text:p>
          </table:table-cell>
          <table:table-cell office:value-type="float" office:value="-68.53">
            <text:p>-68.53</text:p>
          </table:table-cell>
          <table:table-cell office:value-type="float" office:value="78.22">
            <text:p>78.22</text:p>
          </table:table-cell>
          <table:table-cell office:value-type="float" office:value="6141.0">
            <text:p>6141.0</text:p>
          </table:table-cell>
          <table:table-cell office:value-type="float" office:value="90.0">
            <text:p>90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ZwartzEtal1998,ZhangPeterson1984">
            <text:p>BriggsTarasov2013,ZwartzEtal1998,ZhangPeterson1984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highway_Mml">
            <text:p>highway_Mml</text:p>
          </table:table-cell>
          <table:table-cell office:value-type="float" office:value="-68.46">
            <text:p>-68.46</text:p>
          </table:table-cell>
          <table:table-cell office:value-type="float" office:value="78.22">
            <text:p>78.22</text:p>
          </table:table-cell>
          <table:table-cell office:value-type="float" office:value="4755.0">
            <text:p>4755.0</text:p>
          </table:table-cell>
          <table:table-cell office:value-type="float" office:value="435.0">
            <text:p>435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7">
            <text:p>7.7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ZDL66">
            <text:p>ZDL66</text:p>
          </table:table-cell>
          <table:table-cell office:value-type="float" office:value="-68.65">
            <text:p>-68.65</text:p>
          </table:table-cell>
          <table:table-cell office:value-type="float" office:value="77.94">
            <text:p>77.94</text:p>
          </table:table-cell>
          <table:table-cell office:value-type="float" office:value="3325.0">
            <text:p>3325.0</text:p>
          </table:table-cell>
          <table:table-cell office:value-type="float" office:value="103.0">
            <text:p>103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ZwartzEtal1998,ZhangPeterson1984">
            <text:p>BriggsTarasov2013,ZwartzEtal1998,ZhangPeterson1984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Organic_Lml">
            <text:p>Organic_Lml</text:p>
          </table:table-cell>
          <table:table-cell office:value-type="float" office:value="-68.46">
            <text:p>-68.46</text:p>
          </table:table-cell>
          <table:table-cell office:value-type="float" office:value="78.19">
            <text:p>78.19</text:p>
          </table:table-cell>
          <table:table-cell office:value-type="float" office:value="2895.0">
            <text:p>2895.0</text:p>
          </table:table-cell>
          <table:table-cell office:value-type="float" office:value="165.0">
            <text:p>165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ZDL69">
            <text:p>ZDL69</text:p>
          </table:table-cell>
          <table:table-cell office:value-type="float" office:value="-68.65">
            <text:p>-68.65</text:p>
          </table:table-cell>
          <table:table-cell office:value-type="float" office:value="77.94">
            <text:p>77.94</text:p>
          </table:table-cell>
          <table:table-cell office:value-type="float" office:value="3500.0">
            <text:p>3500.0</text:p>
          </table:table-cell>
          <table:table-cell office:value-type="float" office:value="86.0">
            <text:p>86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350.0">
            <text:p>350.0</text:p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ZwartzEtal1998,ZhangPeterson1984">
            <text:p>BriggsTarasov2013,ZwartzEtal1998,ZhangPeterson1984</text:p>
          </table:table-cell>
        </table:table-row>
        <table:table-row>
          <table:table-cell office:value-type="string" office:value="Vestfold_Hills">
            <text:p>Vestfold_Hills</text:p>
          </table:table-cell>
          <table:table-cell office:value-type="string" office:value="radiocarbon">
            <text:p>radiocarbon</text:p>
          </table:table-cell>
          <table:table-cell office:value-type="string" office:value="watts_Lml">
            <text:p>watts_Lml</text:p>
          </table:table-cell>
          <table:table-cell office:value-type="float" office:value="-68.6">
            <text:p>-68.6</text:p>
          </table:table-cell>
          <table:table-cell office:value-type="float" office:value="78.22">
            <text:p>78.22</text:p>
          </table:table-cell>
          <table:table-cell office:value-type="float" office:value="3630.0">
            <text:p>3630.0</text:p>
          </table:table-cell>
          <table:table-cell office:value-type="float" office:value="200.0">
            <text:p>200.0</text:p>
          </table:table-cell>
          <table:table-cell office:value-type="string" office:value="Marine to lacustrine">
            <text:p>Marine to lacustrine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riggsTarasov2013,ZwartzEtal1998">
            <text:p>BriggsTarasov2013,ZwartzEtal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